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6107904" text:id="ct2961079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6108008" text:id="ct2961080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6108112" text:id="ct29610811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6108320" text:id="ct2961083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19472202924159493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2"/>
        </text:list-item>
      </text:list>
      <text:p text:style-name="Standard"/>
      <text:p text:style-name="P15"/>
      <text:p text:style-name="P2"><text:change text:change-id="ct296107904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5"><text:change text:change-id="ct29610800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296108112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</text:p>
            <text:p text:style-name="P26">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  <text:p text:style-name="P27"/>
            <text:p text:style-name="P27">and to say / unto + him</text:p>
            <text:p text:style-name="P27"/>
            <text:p text:style-name="P27">what ? - to do,make / towards + thee</text:p>
            <text:p text:style-name="P27"/>
            <text:p text:style-name="P27">and to subside / the sea / from above + us / for</text:p>
            <text:p text:style-name="P27"/>
            <text:p text:style-name="P27">the sea / to walk</text:p>
            <text:p text:style-name="P27"/>
            <text:p text:style-name="P27"/>
            <text:p text:style-name="P27">and to toss</text:p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</text:p>
            <text:p text:style-name="P26"><text:s/>כִּי בְשֶׁלִּי הַסַּעַר </text:p>
            <text:p text:style-name="P26"/>
            <text:p text:style-name="P26">הַגָּדוֹל הַזֶּה עֲלֵיכֶם</text:p>
          </table:table-cell>
          <table:table-cell table:style-name="表24.B2" office:value-type="string">
            <text:p text:style-name="P27"/>
            <text:p text:style-name="P27"/>
            <text:p text:style-name="P27">and to say / to + them / to lift + me</text:p>
            <text:p text:style-name="P27">and to pitch over + me / to – the sea</text:p>
            <text:p text:style-name="P27">and to subside / the sea / from above + yous / for / to know / I</text:p>
            <text:p text:style-name="P27"/>
            <text:p text:style-name="P27"/>
            <text:p text:style-name="P27">for / on account + me / the hurricane</text:p>
            <text:p text:style-name="P27"/>
            <text:p text:style-name="P27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>1:13</text:p>
            <text:p text:style-name="P26">וַיַּחְתְּרוּ הָאֲנָשִׁים לְהָשִׁיב אֶל־הַיַּבָּשָׁה</text:p>
            <text:p text:style-name="P26"><text:s/>וְלֹא יָכֹלוּ כִּי הַיָּם </text:p>
            <text:p text:style-name="P26">הוֹלֵ</text:p>
            <text:p text:style-name="P26">#</text:p>
            <text:p text:style-name="P26">וְסֹעֵר עֲלֵיהֶם</text:p>
          </table:table-cell>
          <table:table-cell table:style-name="表25.B1" office:value-type="string">
            <text:p text:style-name="P27"/>
            <text:p text:style-name="P27"/>
            <text:p text:style-name="P27">and to force / the mortal</text:p>
            <text:p text:style-name="P27"/>
            <text:p text:style-name="P27">towards to turn back / to – the dry ground</text:p>
            <text:p text:style-name="P27">and not / to be able / for / the sea</text:p>
            <text:p text:style-name="P27"/>
            <text:p text:style-name="P27">to walk</text:p>
            <text:p text:style-name="P27"/>
            <text:p text:style-name="P27"/>
            <text:p text:style-name="P27">and to rush / upon + them</text:p>
          </table:table-cell>
        </table:table-row>
        <table:table-row>
          <table:table-cell table:style-name="表25.A2" office:value-type="string">
            <text:p text:style-name="P26">1:14</text:p>
            <text:p text:style-name="P26">וַיִּקְרְאוּ אֶל־יְהוָה וַיֹּאמְרוּ אָנָּה יְהוָה </text:p>
            <text:p text:style-name="P26">אַל־נָא נֹאבְדָה בְּנֶפֶשׁ</text:p>
            <text:p text:style-name="P26"/>
            <text:p text:style-name="P26"><text:s/>הָאִישׁ הַזֶּה וְאַל־תִּתֵּן</text:p>
            <text:p text:style-name="P26"><text:s/>עָלֵינוּ דָּם נָקִיא </text:p>
            <text:p text:style-name="P26">כִּי־אַתָּה יְהוָה כַּאֲשֶׁר </text:p>
            <text:p text:style-name="P26">חָפַצְתָּ עָשִׂיתָ</text:p>
          </table:table-cell>
          <table:table-cell table:style-name="表25.B2" office:value-type="string">
            <text:p text:style-name="P27"/>
            <text:p text:style-name="P27"/>
            <text:p text:style-name="P27">and to call out / to – jehovah</text:p>
            <text:p text:style-name="P27"/>
            <text:p text:style-name="P27">and to say / oh now / jehovah</text:p>
            <text:p text:style-name="P27"/>
            <text:p text:style-name="P27">not – I pray / to lose / on a breathing creature</text:p>
            <text:p text:style-name="P27"/>
            <text:p text:style-name="P27">the man / the this / and not – to give</text:p>
            <text:p text:style-name="P27"/>
            <text:p text:style-name="P27">above + us / blood / innocent</text:p>
            <text:p text:style-name="P27">for – thou / jehovah / as if + that,which</text:p>
            <text:p text:style-name="P27">to bend / to do,make</text:p>
          </table:table-cell>
        </table:table-row>
        <text:soft-page-break/>
        <table:table-row>
          <table:table-cell table:style-name="表25.A2" office:value-type="string">
            <text:p text:style-name="P26">1:15</text:p>
            <text:p text:style-name="P26">וַיִּשְׂאוּ אֶת־יוֹנָה </text:p>
            <text:p text:style-name="P26">וַיְטִלֻהוּ אֶל־הַיָּם </text:p>
            <text:p text:style-name="P26">וַיַּעֲמֹד הַיָּם מִזַּעְפּוֹ</text:p>
          </table:table-cell>
          <table:table-cell table:style-name="表25.B2" office:value-type="string">
            <text:p text:style-name="P27"/>
            <text:p text:style-name="P27"/>
            <text:p text:style-name="P27">and to lift / entity – jonah</text:p>
            <text:p text:style-name="P27"/>
            <text:p text:style-name="P27">and to pitch + him / to – the sea</text:p>
            <text:p text:style-name="P27"/>
            <text:p text:style-name="P27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>@@@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6">1:16</text:p>
            <text:p text:style-name="P26">וַיִּירְאוּ הָאֲנָשִׁים יִרְאָה גְדוֹלָה אֶת־יְהוָה וַיִּזְבְּחוּ־זֶבַח לַיהוָה וַיִּדְּרוּ נְדָרִים</text:p>
          </table:table-cell>
          <table:table-cell table:style-name="表26.B1" office:value-type="string">
            <text:p text:style-name="P27"/>
          </table:table-cell>
        </table:table-row>
        <table:table-row>
          <table:table-cell table:style-name="表26.A2" office:value-type="string">
            <text:p text:style-name="P26">1:17</text:p>
            <text:p text:style-name="P26">וַיְמַן יְהוָה דָּג גָּדוֹל לִבְלֹעַ אֶת־יוֹנָה וַיְהִי יוֹנָה בִּמְעֵי הַדָּג שְׁלֹשָׁה <text:soft-page-break/>יָמִים וּשְׁלֹשָׁה לֵילוֹת</text:p>
          </table:table-cell>
          <table:table-cell table:style-name="表26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5">------------------------------------------------------------ TEMPLATE<text:change text:change-id="ct296108320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ext:soft-page-break/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4126469492998188160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<text:soft-page-break/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7T10:32:01.48</dc:date>
    <dc:creator>iwabuchi ken</dc:creator>
    <meta:editing-duration>P4DT10H12M50S</meta:editing-duration>
    <meta:editing-cycles>241</meta:editing-cycles>
    <meta:generator>OpenOffice/4.1.3$Win32 OpenOffice.org_project/413m1$Build-9783</meta:generator>
    <meta:document-statistic meta:table-count="31" meta:image-count="0" meta:object-count="0" meta:page-count="32" meta:paragraph-count="780" meta:word-count="3526" meta:character-count="18697"/>
  </office:meta>
</office:document-meta>
</file>